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ext-properties style:text-position=""/>
    </style:style>
    <style:style style:name="ce2" style:family="table-cell" style:parent-style-name="Default">
      <style:text-properties style:text-position=""/>
    </style:style>
    <style:style style:name="ce3" style:family="table-cell" style:parent-style-name="Default">
      <style:text-properties style:text-position=""/>
    </style:style>
    <style:style style:name="ce4" style:family="table-cell" style:parent-style-name="Default" style:data-style-name="N123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/>
      <table:table table:name="per emot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Include missing data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-lang</text:p>
          </table:table-cell>
        </table:table-row>
        <table:table-row table:style-name="ro1">
          <table:table-cell/>
          <table:table-cell office:value-type="string" calcext:value-type="string">
            <text:p>anger</text:p>
          </table:table-cell>
          <table:table-cell table:style-name="ce2" office:value-type="float" office:value="0.468643428573796" calcext:value-type="float">
            <text:p>0.4686434286</text:p>
          </table:table-cell>
          <table:table-cell table:style-name="ce2" office:value-type="float" office:value="0.41506966761604" calcext:value-type="float">
            <text:p>0.4150696676</text:p>
          </table:table-cell>
          <table:table-cell table:style-name="ce2" office:value-type="float" office:value="0.547609281908078" calcext:value-type="float">
            <text:p>0.5476092819</text:p>
          </table:table-cell>
          <table:table-cell table:style-name="ce2" office:value-type="float" office:value="0.557173019482186" calcext:value-type="float">
            <text:p>0.5571730195</text:p>
          </table:table-cell>
          <table:table-cell table:style-name="ce2" office:value-type="float" office:value="0.469978903486116" calcext:value-type="float">
            <text:p>0.4699789035</text:p>
          </table:table-cell>
        </table:table-row>
        <table:table-row table:style-name="ro1">
          <table:table-cell/>
          <table:table-cell office:value-type="string" calcext:value-type="string">
            <text:p>bitter</text:p>
          </table:table-cell>
          <table:table-cell table:style-name="ce2" office:value-type="float" office:value="0.111925284822802" calcext:value-type="float">
            <text:p>0.1119252848</text:p>
          </table:table-cell>
          <table:table-cell table:style-name="ce2" office:value-type="float" office:value="0.166700433864681" calcext:value-type="float">
            <text:p>0.1667004339</text:p>
          </table:table-cell>
          <table:table-cell table:style-name="ce2" office:value-type="float" office:value="0.132860146234017" calcext:value-type="float">
            <text:p>0.1328601462</text:p>
          </table:table-cell>
          <table:table-cell table:style-name="ce2" office:value-type="float" office:value="0.232272506220854" calcext:value-type="float">
            <text:p>0.2322725062</text:p>
          </table:table-cell>
          <table:table-cell table:style-name="ce2" office:value-type="float" office:value="0.146665242005717" calcext:value-type="float">
            <text:p>0.146665242</text:p>
          </table:table-cell>
        </table:table-row>
        <table:table-row table:style-name="ro1">
          <table:table-cell/>
          <table:table-cell office:value-type="string" calcext:value-type="string">
            <text:p>fear</text:p>
          </table:table-cell>
          <table:table-cell table:style-name="ce2" office:value-type="float" office:value="0.145385376728455" calcext:value-type="float">
            <text:p>0.1453853767</text:p>
          </table:table-cell>
          <table:table-cell table:style-name="ce2" office:value-type="float" office:value="0.126746737483247" calcext:value-type="float">
            <text:p>0.1267467375</text:p>
          </table:table-cell>
          <table:table-cell table:style-name="ce2" office:value-type="float" office:value="0.214674026999545" calcext:value-type="float">
            <text:p>0.214674027</text:p>
          </table:table-cell>
          <table:table-cell table:style-name="ce2" office:value-type="float" office:value="0.231952011186199" calcext:value-type="float">
            <text:p>0.2319520112</text:p>
          </table:table-cell>
          <table:table-cell table:style-name="ce2" office:value-type="float" office:value="0.148269627724553" calcext:value-type="float">
            <text:p>0.1482696277</text:p>
          </table:table-cell>
        </table:table-row>
        <table:table-row table:style-name="ro2">
          <table:table-cell/>
          <table:table-cell office:value-type="string" calcext:value-type="string">
            <text:p>joy</text:p>
          </table:table-cell>
          <table:table-cell table:style-name="ce2" office:value-type="float" office:value="0.382629869731147" calcext:value-type="float">
            <text:p>0.3826298697</text:p>
          </table:table-cell>
          <table:table-cell table:style-name="ce2" office:value-type="float" office:value="0.452804595664784" calcext:value-type="float">
            <text:p>0.4528045957</text:p>
          </table:table-cell>
          <table:table-cell table:style-name="ce2" office:value-type="float" office:value="0.357902720866054" calcext:value-type="float">
            <text:p>0.3579027209</text:p>
          </table:table-cell>
          <table:table-cell table:style-name="ce2" office:value-type="float" office:value="0.509182623238619" calcext:value-type="float">
            <text:p>0.5091826232</text:p>
          </table:table-cell>
          <table:table-cell table:style-name="ce2" office:value-type="float" office:value="0.411742062683863" calcext:value-type="float">
            <text:p>0.4117420627</text:p>
          </table:table-cell>
        </table:table-row>
        <table:table-row table:style-name="ro2">
          <table:table-cell/>
          <table:table-cell office:value-type="string" calcext:value-type="string">
            <text:p>peace</text:p>
          </table:table-cell>
          <table:table-cell table:style-name="ce2" office:value-type="float" office:value="0.34295927960152" calcext:value-type="float">
            <text:p>0.3429592796</text:p>
          </table:table-cell>
          <table:table-cell table:style-name="ce2" office:value-type="float" office:value="0.349644365019407" calcext:value-type="float">
            <text:p>0.349644365</text:p>
          </table:table-cell>
          <table:table-cell table:style-name="ce2" office:value-type="float" office:value="0.357822947084366" calcext:value-type="float">
            <text:p>0.3578229471</text:p>
          </table:table-cell>
          <table:table-cell table:style-name="ce2" office:value-type="float" office:value="0.479233128762465" calcext:value-type="float">
            <text:p>0.4792331288</text:p>
          </table:table-cell>
          <table:table-cell table:style-name="ce2" office:value-type="float" office:value="0.344795868972503" calcext:value-type="float">
            <text:p>0.344795869</text:p>
          </table:table-cell>
        </table:table-row>
        <table:table-row table:style-name="ro2">
          <table:table-cell/>
          <table:table-cell office:value-type="string" calcext:value-type="string">
            <text:p>power</text:p>
          </table:table-cell>
          <table:table-cell table:style-name="ce2" office:value-type="float" office:value="0.213754833294172" calcext:value-type="float">
            <text:p>0.2137548333</text:p>
          </table:table-cell>
          <table:table-cell table:style-name="ce2" office:value-type="float" office:value="0.187437925380434" calcext:value-type="float">
            <text:p>0.1874379254</text:p>
          </table:table-cell>
          <table:table-cell table:style-name="ce2" office:value-type="float" office:value="0.268943855619582" calcext:value-type="float">
            <text:p>0.2689438556</text:p>
          </table:table-cell>
          <table:table-cell table:style-name="ce2" office:value-type="float" office:value="0.215715226179054" calcext:value-type="float">
            <text:p>0.2157152262</text:p>
          </table:table-cell>
          <table:table-cell table:style-name="ce2" office:value-type="float" office:value="0.203479487370975" calcext:value-type="float">
            <text:p>0.2034794874</text:p>
          </table:table-cell>
        </table:table-row>
        <table:table-row table:style-name="ro2">
          <table:table-cell/>
          <table:table-cell office:value-type="string" calcext:value-type="string">
            <text:p>sad</text:p>
          </table:table-cell>
          <table:table-cell table:style-name="ce2" office:value-type="float" office:value="0.334360829414048" calcext:value-type="float">
            <text:p>0.3343608294</text:p>
          </table:table-cell>
          <table:table-cell table:style-name="ce2" office:value-type="float" office:value="0.295902634529505" calcext:value-type="float">
            <text:p>0.2959026345</text:p>
          </table:table-cell>
          <table:table-cell table:style-name="ce2" office:value-type="float" office:value="0.245367318220045" calcext:value-type="float">
            <text:p>0.2453673182</text:p>
          </table:table-cell>
          <table:table-cell table:style-name="ce2" office:value-type="float" office:value="0.393849413823037" calcext:value-type="float">
            <text:p>0.3938494138</text:p>
          </table:table-cell>
          <table:table-cell table:style-name="ce2" office:value-type="float" office:value="0.292515434462829" calcext:value-type="float">
            <text:p>0.2925154345</text:p>
          </table:table-cell>
        </table:table-row>
        <table:table-row table:style-name="ro2">
          <table:table-cell/>
          <table:table-cell office:value-type="string" calcext:value-type="string">
            <text:p>surprise</text:p>
          </table:table-cell>
          <table:table-cell table:style-name="ce2" office:value-type="float" office:value="0.278905280733323" calcext:value-type="float">
            <text:p>0.2789052807</text:p>
          </table:table-cell>
          <table:table-cell table:style-name="ce2" office:value-type="float" office:value="0.3000045441556" calcext:value-type="float">
            <text:p>0.3000045442</text:p>
          </table:table-cell>
          <table:table-cell table:style-name="ce2" office:value-type="float" office:value="0.229468430477357" calcext:value-type="float">
            <text:p>0.2294684305</text:p>
          </table:table-cell>
          <table:table-cell table:style-name="ce2" office:value-type="float" office:value="0.275027889121359" calcext:value-type="float">
            <text:p>0.2750278891</text:p>
          </table:table-cell>
          <table:table-cell table:style-name="ce2" office:value-type="float" office:value="0.265230253073668" calcext:value-type="float">
            <text:p>0.2652302531</text:p>
          </table:table-cell>
        </table:table-row>
        <table:table-row table:style-name="ro2">
          <table:table-cell/>
          <table:table-cell office:value-type="string" calcext:value-type="string">
            <text:p>tender</text:p>
          </table:table-cell>
          <table:table-cell table:style-name="ce2" office:value-type="float" office:value="0.383862455737244" calcext:value-type="float">
            <text:p>0.3838624557</text:p>
          </table:table-cell>
          <table:table-cell table:style-name="ce2" office:value-type="float" office:value="0.340788287222563" calcext:value-type="float">
            <text:p>0.3407882872</text:p>
          </table:table-cell>
          <table:table-cell table:style-name="ce2" office:value-type="float" office:value="0.400408686302545" calcext:value-type="float">
            <text:p>0.4004086863</text:p>
          </table:table-cell>
          <table:table-cell table:style-name="ce2" office:value-type="float" office:value="0.392641532064013" calcext:value-type="float">
            <text:p>0.3926415321</text:p>
          </table:table-cell>
          <table:table-cell table:style-name="ce2" office:value-type="float" office:value="0.351962402694387" calcext:value-type="float">
            <text:p>0.3519624027</text:p>
          </table:table-cell>
        </table:table-row>
        <table:table-row table:style-name="ro2">
          <table:table-cell/>
          <table:table-cell office:value-type="string" calcext:value-type="string">
            <text:p>tension</text:p>
          </table:table-cell>
          <table:table-cell table:style-name="ce2" office:value-type="float" office:value="0.333564881596303" calcext:value-type="float">
            <text:p>0.3335648816</text:p>
          </table:table-cell>
          <table:table-cell table:style-name="ce2" office:value-type="float" office:value="0.197150408332711" calcext:value-type="float">
            <text:p>0.1971504083</text:p>
          </table:table-cell>
          <table:table-cell table:style-name="ce2" office:value-type="float" office:value="0.267599956207151" calcext:value-type="float">
            <text:p>0.2675999562</text:p>
          </table:table-cell>
          <table:table-cell table:style-name="ce2" office:value-type="float" office:value="0.287665438941196" calcext:value-type="float">
            <text:p>0.2876654389</text:p>
          </table:table-cell>
          <table:table-cell table:style-name="ce2" office:value-type="float" office:value="0.250294686076513" calcext:value-type="float">
            <text:p>0.2502946861</text:p>
          </table:table-cell>
        </table:table-row>
        <table:table-row table:style-name="ro2">
          <table:table-cell/>
          <table:table-cell office:value-type="string" calcext:value-type="string">
            <text:p>transcendence</text:p>
          </table:table-cell>
          <table:table-cell table:style-name="ce2" office:value-type="float" office:value="0.215023419567727" calcext:value-type="float">
            <text:p>0.2150234196</text:p>
          </table:table-cell>
          <table:table-cell table:style-name="ce2" office:value-type="float" office:value="0.181914174979406" calcext:value-type="float">
            <text:p>0.181914175</text:p>
          </table:table-cell>
          <table:table-cell table:style-name="ce2" office:value-type="float" office:value="0.318768456556393" calcext:value-type="float">
            <text:p>0.3187684566</text:p>
          </table:table-cell>
          <table:table-cell table:style-name="ce2" office:value-type="float" office:value="0.185134831214608" calcext:value-type="float">
            <text:p>0.1851348312</text:p>
          </table:table-cell>
          <table:table-cell table:style-name="ce2" office:value-type="float" office:value="0.193041184951781" calcext:value-type="float">
            <text:p>0.1930411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hout missing dat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nger</text:p>
          </table:table-cell>
          <table:table-cell table:style-name="ce3" office:value-type="float" office:value="0.504985956938737" calcext:value-type="float">
            <text:p>0.5049859569</text:p>
          </table:table-cell>
          <table:table-cell table:style-name="ce3" office:value-type="float" office:value="0.403568828316255" calcext:value-type="float">
            <text:p>0.4035688283</text:p>
          </table:table-cell>
          <table:table-cell table:style-name="ce3" office:value-type="float" office:value="0.553500211851275" calcext:value-type="float">
            <text:p>0.5535002119</text:p>
          </table:table-cell>
          <table:table-cell table:style-name="ce3" office:value-type="float" office:value="0.651459372682503" calcext:value-type="float">
            <text:p>0.6514593727</text:p>
          </table:table-cell>
          <table:table-cell table:style-name="ce3" office:value-type="float" office:value="0.48076265004885" calcext:value-type="float">
            <text:p>0.48076265</text:p>
          </table:table-cell>
        </table:table-row>
        <table:table-row table:style-name="ro2">
          <table:table-cell/>
          <table:table-cell office:value-type="string" calcext:value-type="string">
            <text:p>bitter</text:p>
          </table:table-cell>
          <table:table-cell table:style-name="ce3" office:value-type="float" office:value="0.111830549536009" calcext:value-type="float">
            <text:p>0.1118305495</text:p>
          </table:table-cell>
          <table:table-cell table:style-name="ce3" office:value-type="float" office:value="0.177193643851597" calcext:value-type="float">
            <text:p>0.1771936439</text:p>
          </table:table-cell>
          <table:table-cell table:style-name="ce3" office:value-type="float" office:value="0.0980820883972315" calcext:value-type="float">
            <text:p>0.0980820884</text:p>
          </table:table-cell>
          <table:table-cell table:style-name="ce3" office:value-type="float" office:value="0.198339097293866" calcext:value-type="float">
            <text:p>0.1983390973</text:p>
          </table:table-cell>
          <table:table-cell table:style-name="ce3" office:value-type="float" office:value="0.142428708980385" calcext:value-type="float">
            <text:p>0.142428709</text:p>
          </table:table-cell>
        </table:table-row>
        <table:table-row table:style-name="ro2">
          <table:table-cell/>
          <table:table-cell office:value-type="string" calcext:value-type="string">
            <text:p>fear</text:p>
          </table:table-cell>
          <table:table-cell table:style-name="ce3" office:value-type="float" office:value="0.121311372079751" calcext:value-type="float">
            <text:p>0.1213113721</text:p>
          </table:table-cell>
          <table:table-cell table:style-name="ce3" office:value-type="float" office:value="0.126672036359525" calcext:value-type="float">
            <text:p>0.1266720364</text:p>
          </table:table-cell>
          <table:table-cell table:style-name="ce3" office:value-type="float" office:value="0.216857560502559" calcext:value-type="float">
            <text:p>0.2168575605</text:p>
          </table:table-cell>
          <table:table-cell table:style-name="ce3" office:value-type="float" office:value="0.254928933971978" calcext:value-type="float">
            <text:p>0.254928934</text:p>
          </table:table-cell>
          <table:table-cell table:style-name="ce3" office:value-type="float" office:value="0.144043862714452" calcext:value-type="float">
            <text:p>0.1440438627</text:p>
          </table:table-cell>
        </table:table-row>
        <table:table-row table:style-name="ro2">
          <table:table-cell/>
          <table:table-cell office:value-type="string" calcext:value-type="string">
            <text:p>joy</text:p>
          </table:table-cell>
          <table:table-cell table:style-name="ce3" office:value-type="float" office:value="0.407809540385619" calcext:value-type="float">
            <text:p>0.4078095404</text:p>
          </table:table-cell>
          <table:table-cell table:style-name="ce3" office:value-type="float" office:value="0.470906780941358" calcext:value-type="float">
            <text:p>0.4709067809</text:p>
          </table:table-cell>
          <table:table-cell table:style-name="ce3" office:value-type="float" office:value="0.371656439278692" calcext:value-type="float">
            <text:p>0.3716564393</text:p>
          </table:table-cell>
          <table:table-cell table:style-name="ce3" office:value-type="float" office:value="0.498609494988854" calcext:value-type="float">
            <text:p>0.498609495</text:p>
          </table:table-cell>
          <table:table-cell table:style-name="ce3" office:value-type="float" office:value="0.432679424181443" calcext:value-type="float">
            <text:p>0.4326794242</text:p>
          </table:table-cell>
        </table:table-row>
        <table:table-row table:style-name="ro2">
          <table:table-cell/>
          <table:table-cell office:value-type="string" calcext:value-type="string">
            <text:p>peace</text:p>
          </table:table-cell>
          <table:table-cell table:style-name="ce3" office:value-type="float" office:value="0.327915770625373" calcext:value-type="float">
            <text:p>0.3279157706</text:p>
          </table:table-cell>
          <table:table-cell table:style-name="ce3" office:value-type="float" office:value="0.36927503157472" calcext:value-type="float">
            <text:p>0.3692750316</text:p>
          </table:table-cell>
          <table:table-cell table:style-name="ce3" office:value-type="float" office:value="0.342424689519212" calcext:value-type="float">
            <text:p>0.3424246895</text:p>
          </table:table-cell>
          <table:table-cell table:style-name="ce3" office:value-type="float" office:value="0.481937631488445" calcext:value-type="float">
            <text:p>0.4819376315</text:p>
          </table:table-cell>
          <table:table-cell table:style-name="ce3" office:value-type="float" office:value="0.349579916587472" calcext:value-type="float">
            <text:p>0.3495799166</text:p>
          </table:table-cell>
        </table:table-row>
        <table:table-row table:style-name="ro2">
          <table:table-cell/>
          <table:table-cell office:value-type="string" calcext:value-type="string">
            <text:p>power</text:p>
          </table:table-cell>
          <table:table-cell table:style-name="ce3" office:value-type="float" office:value="0.226060373785357" calcext:value-type="float">
            <text:p>0.2260603738</text:p>
          </table:table-cell>
          <table:table-cell table:style-name="ce3" office:value-type="float" office:value="0.181824536338453" calcext:value-type="float">
            <text:p>0.1818245363</text:p>
          </table:table-cell>
          <table:table-cell table:style-name="ce3" office:value-type="float" office:value="0.295021264767163" calcext:value-type="float">
            <text:p>0.2950212648</text:p>
          </table:table-cell>
          <table:table-cell table:style-name="ce3" office:value-type="float" office:value="0.219601722028512" calcext:value-type="float">
            <text:p>0.219601722</text:p>
          </table:table-cell>
          <table:table-cell table:style-name="ce3" office:value-type="float" office:value="0.203389195001256" calcext:value-type="float">
            <text:p>0.203389195</text:p>
          </table:table-cell>
        </table:table-row>
        <table:table-row table:style-name="ro1">
          <table:table-cell/>
          <table:table-cell office:value-type="string" calcext:value-type="string">
            <text:p>sad</text:p>
          </table:table-cell>
          <table:table-cell table:style-name="ce3" office:value-type="float" office:value="0.357365051848234" calcext:value-type="float">
            <text:p>0.3573650518</text:p>
          </table:table-cell>
          <table:table-cell table:style-name="ce3" office:value-type="float" office:value="0.303472386342218" calcext:value-type="float">
            <text:p>0.3034723863</text:p>
          </table:table-cell>
          <table:table-cell table:style-name="ce3" office:value-type="float" office:value="0.238593093867939" calcext:value-type="float">
            <text:p>0.2385930939</text:p>
          </table:table-cell>
          <table:table-cell table:style-name="ce3" office:value-type="float" office:value="0.405719520185951" calcext:value-type="float">
            <text:p>0.4057195202</text:p>
          </table:table-cell>
          <table:table-cell table:style-name="ce3" office:value-type="float" office:value="0.303041310861706" calcext:value-type="float">
            <text:p>0.3030413109</text:p>
          </table:table-cell>
        </table:table-row>
        <table:table-row table:style-name="ro1">
          <table:table-cell/>
          <table:table-cell office:value-type="string" calcext:value-type="string">
            <text:p>surprise</text:p>
          </table:table-cell>
          <table:table-cell table:style-name="ce3" office:value-type="float" office:value="0.263425923419846" calcext:value-type="float">
            <text:p>0.2634259234</text:p>
          </table:table-cell>
          <table:table-cell table:style-name="ce3" office:value-type="float" office:value="0.327374893438851" calcext:value-type="float">
            <text:p>0.3273748934</text:p>
          </table:table-cell>
          <table:table-cell table:style-name="ce3" office:value-type="float" office:value="0.200989287331707" calcext:value-type="float">
            <text:p>0.2009892873</text:p>
          </table:table-cell>
          <table:table-cell table:style-name="ce3" office:value-type="float" office:value="0.31726202190475" calcext:value-type="float">
            <text:p>0.3172620219</text:p>
          </table:table-cell>
          <table:table-cell table:style-name="ce3" office:value-type="float" office:value="0.273617419532721" calcext:value-type="float">
            <text:p>0.2736174195</text:p>
          </table:table-cell>
        </table:table-row>
        <table:table-row table:style-name="ro1">
          <table:table-cell/>
          <table:table-cell office:value-type="string" calcext:value-type="string">
            <text:p>tender</text:p>
          </table:table-cell>
          <table:table-cell table:style-name="ce3" office:value-type="float" office:value="0.386253727286068" calcext:value-type="float">
            <text:p>0.3862537273</text:p>
          </table:table-cell>
          <table:table-cell table:style-name="ce3" office:value-type="float" office:value="0.35956711472575" calcext:value-type="float">
            <text:p>0.3595671147</text:p>
          </table:table-cell>
          <table:table-cell table:style-name="ce3" office:value-type="float" office:value="0.359935142416074" calcext:value-type="float">
            <text:p>0.3599351424</text:p>
          </table:table-cell>
          <table:table-cell table:style-name="ce3" office:value-type="float" office:value="0.375548532808183" calcext:value-type="float">
            <text:p>0.3755485328</text:p>
          </table:table-cell>
          <table:table-cell table:style-name="ce3" office:value-type="float" office:value="0.359344031252977" calcext:value-type="float">
            <text:p>0.3593440313</text:p>
          </table:table-cell>
        </table:table-row>
        <table:table-row table:style-name="ro1">
          <table:table-cell/>
          <table:table-cell office:value-type="string" calcext:value-type="string">
            <text:p>tension</text:p>
          </table:table-cell>
          <table:table-cell table:style-name="ce3" office:value-type="float" office:value="0.343922151430991" calcext:value-type="float">
            <text:p>0.3439221514</text:p>
          </table:table-cell>
          <table:table-cell table:style-name="ce3" office:value-type="float" office:value="0.204613238458525" calcext:value-type="float">
            <text:p>0.2046132385</text:p>
          </table:table-cell>
          <table:table-cell table:style-name="ce3" office:value-type="float" office:value="0.244428076216648" calcext:value-type="float">
            <text:p>0.2444280762</text:p>
          </table:table-cell>
          <table:table-cell table:style-name="ce3" office:value-type="float" office:value="0.298603864668712" calcext:value-type="float">
            <text:p>0.2986038647</text:p>
          </table:table-cell>
          <table:table-cell table:style-name="ce3" office:value-type="float" office:value="0.24892491312183" calcext:value-type="float">
            <text:p>0.2489249131</text:p>
          </table:table-cell>
        </table:table-row>
        <table:table-row table:style-name="ro1">
          <table:table-cell/>
          <table:table-cell office:value-type="string" calcext:value-type="string">
            <text:p>transcendence</text:p>
          </table:table-cell>
          <table:table-cell table:style-name="ce3" office:value-type="float" office:value="0.2055986673331" calcext:value-type="float">
            <text:p>0.2055986673</text:p>
          </table:table-cell>
          <table:table-cell table:style-name="ce3" office:value-type="float" office:value="0.194836689079268" calcext:value-type="float">
            <text:p>0.1948366891</text:p>
          </table:table-cell>
          <table:table-cell table:style-name="ce3" office:value-type="float" office:value="0.278370545153744" calcext:value-type="float">
            <text:p>0.2783705452</text:p>
          </table:table-cell>
          <table:table-cell table:style-name="ce3" office:value-type="float" office:value="0.191366690600471" calcext:value-type="float">
            <text:p>0.1913666906</text:p>
          </table:table-cell>
          <table:table-cell table:style-name="ce3" office:value-type="float" office:value="0.196800428445259" calcext:value-type="float">
            <text:p>0.1968004284</text:p>
          </table:table-cell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per emotion'.C2:'per emotion'.G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er emotion'.C15:'per emotion'.G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per qua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4"/>
        <table:table-row table:style-name="ro1">
          <table:table-cell office:value-type="string" calcext:value-type="string">
            <text:p>Include missing data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-lang</text:p>
          </table:table-cell>
        </table:table-row>
        <table:table-row table:style-name="ro2">
          <table:table-cell/>
          <table:table-cell office:value-type="string" calcext:value-type="string">
            <text:p>q1_a_pos_v_pos</text:p>
          </table:table-cell>
          <table:table-cell table:style-name="ce7" office:value-type="float" office:value="0.291763327919547" calcext:value-type="float">
            <text:p>0.2917633279</text:p>
          </table:table-cell>
          <table:table-cell table:style-name="ce7" office:value-type="float" office:value="0.313415688400273" calcext:value-type="float">
            <text:p>0.3134156884</text:p>
          </table:table-cell>
          <table:table-cell table:style-name="ce7" office:value-type="float" office:value="0.285438335654331" calcext:value-type="float">
            <text:p>0.2854383357</text:p>
          </table:table-cell>
          <table:table-cell table:style-name="ce7" office:value-type="float" office:value="0.333308579513011" calcext:value-type="float">
            <text:p>0.3333085795</text:p>
          </table:table-cell>
          <table:table-cell table:style-name="ce7" office:value-type="float" office:value="0.293483934376168" calcext:value-type="float">
            <text:p>0.2934839344</text:p>
          </table:table-cell>
        </table:table-row>
        <table:table-row table:style-name="ro2">
          <table:table-cell/>
          <table:table-cell office:value-type="string" calcext:value-type="string">
            <text:p>q2_a_pos_v_neg</text:p>
          </table:table-cell>
          <table:table-cell table:style-name="ce7" office:value-type="float" office:value="0.315864562299518" calcext:value-type="float">
            <text:p>0.3158645623</text:p>
          </table:table-cell>
          <table:table-cell table:style-name="ce7" office:value-type="float" office:value="0.246322271143999" calcext:value-type="float">
            <text:p>0.2463222711</text:p>
          </table:table-cell>
          <table:table-cell table:style-name="ce7" office:value-type="float" office:value="0.343294421704924" calcext:value-type="float">
            <text:p>0.3432944217</text:p>
          </table:table-cell>
          <table:table-cell table:style-name="ce7" office:value-type="float" office:value="0.358930156536527" calcext:value-type="float">
            <text:p>0.3589301565</text:p>
          </table:table-cell>
          <table:table-cell table:style-name="ce7" office:value-type="float" office:value="0.289514405762394" calcext:value-type="float">
            <text:p>0.2895144058</text:p>
          </table:table-cell>
        </table:table-row>
        <table:table-row table:style-name="ro2">
          <table:table-cell/>
          <table:table-cell office:value-type="string" calcext:value-type="string">
            <text:p>q3_a_neg_v_neg</text:p>
          </table:table-cell>
          <table:table-cell table:style-name="ce7" office:value-type="float" office:value="0.223143057118425" calcext:value-type="float">
            <text:p>0.2231430571</text:p>
          </table:table-cell>
          <table:table-cell table:style-name="ce7" office:value-type="float" office:value="0.231301534197093" calcext:value-type="float">
            <text:p>0.2313015342</text:p>
          </table:table-cell>
          <table:table-cell table:style-name="ce7" office:value-type="float" office:value="0.189113732227031" calcext:value-type="float">
            <text:p>0.1891137322</text:p>
          </table:table-cell>
          <table:table-cell table:style-name="ce7" office:value-type="float" office:value="0.313060960021945" calcext:value-type="float">
            <text:p>0.31306096</text:p>
          </table:table-cell>
          <table:table-cell table:style-name="ce7" office:value-type="float" office:value="0.219590338234273" calcext:value-type="float">
            <text:p>0.2195903382</text:p>
          </table:table-cell>
        </table:table-row>
        <table:table-row table:style-name="ro2">
          <table:table-cell/>
          <table:table-cell office:value-type="string" calcext:value-type="string">
            <text:p>q4_a_neg_v_pos</text:p>
          </table:table-cell>
          <table:table-cell table:style-name="ce7" office:value-type="float" office:value="0.31394838496883" calcext:value-type="float">
            <text:p>0.313948385</text:p>
          </table:table-cell>
          <table:table-cell table:style-name="ce7" office:value-type="float" office:value="0.290782275740459" calcext:value-type="float">
            <text:p>0.2907822757</text:p>
          </table:table-cell>
          <table:table-cell table:style-name="ce7" office:value-type="float" office:value="0.359000029981101" calcext:value-type="float">
            <text:p>0.35900003</text:p>
          </table:table-cell>
          <table:table-cell table:style-name="ce7" office:value-type="float" office:value="0.352336497347029" calcext:value-type="float">
            <text:p>0.3523364973</text:p>
          </table:table-cell>
          <table:table-cell table:style-name="ce7" office:value-type="float" office:value="0.29659981887289" calcext:value-type="float">
            <text:p>0.2965998189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without missing dat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q1_a_pos_v_pos</text:p>
          </table:table-cell>
          <table:table-cell table:style-name="ce8" office:value-type="float" office:value="0.299098612530274" calcext:value-type="float">
            <text:p>0.2990986125</text:p>
          </table:table-cell>
          <table:table-cell table:style-name="ce8" office:value-type="float" office:value="0.326702070239554" calcext:value-type="float">
            <text:p>0.3267020702</text:p>
          </table:table-cell>
          <table:table-cell table:style-name="ce8" office:value-type="float" office:value="0.289222330459187" calcext:value-type="float">
            <text:p>0.2892223305</text:p>
          </table:table-cell>
          <table:table-cell table:style-name="ce8" office:value-type="float" office:value="0.345157746307372" calcext:value-type="float">
            <text:p>0.3451577463</text:p>
          </table:table-cell>
          <table:table-cell table:style-name="ce8" office:value-type="float" office:value="0.303228679571807" calcext:value-type="float">
            <text:p>0.3032286796</text:p>
          </table:table-cell>
        </table:table-row>
        <table:table-row table:style-name="ro2">
          <table:table-cell/>
          <table:table-cell office:value-type="string" calcext:value-type="string">
            <text:p>q2_a_pos_v_neg</text:p>
          </table:table-cell>
          <table:table-cell table:style-name="ce8" office:value-type="float" office:value="0.32340649348316" calcext:value-type="float">
            <text:p>0.3234064935</text:p>
          </table:table-cell>
          <table:table-cell table:style-name="ce8" office:value-type="float" office:value="0.244951367711435" calcext:value-type="float">
            <text:p>0.2449513677</text:p>
          </table:table-cell>
          <table:table-cell table:style-name="ce8" office:value-type="float" office:value="0.338261949523494" calcext:value-type="float">
            <text:p>0.3382619495</text:p>
          </table:table-cell>
          <table:table-cell table:style-name="ce8" office:value-type="float" office:value="0.401664057107731" calcext:value-type="float">
            <text:p>0.4016640571</text:p>
          </table:table-cell>
          <table:table-cell table:style-name="ce8" office:value-type="float" office:value="0.291243808628377" calcext:value-type="float">
            <text:p>0.2912438086</text:p>
          </table:table-cell>
        </table:table-row>
        <table:table-row table:style-name="ro2">
          <table:table-cell/>
          <table:table-cell office:value-type="string" calcext:value-type="string">
            <text:p>q3_a_neg_v_neg</text:p>
          </table:table-cell>
          <table:table-cell table:style-name="ce8" office:value-type="float" office:value="0.234597800692121" calcext:value-type="float">
            <text:p>0.2345978007</text:p>
          </table:table-cell>
          <table:table-cell table:style-name="ce8" office:value-type="float" office:value="0.240333015096907" calcext:value-type="float">
            <text:p>0.2403330151</text:p>
          </table:table-cell>
          <table:table-cell table:style-name="ce8" office:value-type="float" office:value="0.168337591132585" calcext:value-type="float">
            <text:p>0.1683375911</text:p>
          </table:table-cell>
          <table:table-cell table:style-name="ce8" office:value-type="float" office:value="0.302029308739908" calcext:value-type="float">
            <text:p>0.3020293087</text:p>
          </table:table-cell>
          <table:table-cell table:style-name="ce8" office:value-type="float" office:value="0.222735009921045" calcext:value-type="float">
            <text:p>0.2227350099</text:p>
          </table:table-cell>
        </table:table-row>
        <table:table-row table:style-name="ro2">
          <table:table-cell/>
          <table:table-cell office:value-type="string" calcext:value-type="string">
            <text:p>q4_a_neg_v_pos</text:p>
          </table:table-cell>
          <table:table-cell table:style-name="ce8" office:value-type="float" office:value="0.306589388414847" calcext:value-type="float">
            <text:p>0.3065893884</text:p>
          </table:table-cell>
          <table:table-cell table:style-name="ce8" office:value-type="float" office:value="0.307892945126579" calcext:value-type="float">
            <text:p>0.3078929451</text:p>
          </table:table-cell>
          <table:table-cell table:style-name="ce8" office:value-type="float" office:value="0.326910125696344" calcext:value-type="float">
            <text:p>0.3269101257</text:p>
          </table:table-cell>
          <table:table-cell table:style-name="ce8" office:value-type="float" office:value="0.349617618299033" calcext:value-type="float">
            <text:p>0.3496176183</text:p>
          </table:table-cell>
          <table:table-cell table:style-name="ce8" office:value-type="float" office:value="0.301908125428569" calcext:value-type="float">
            <text:p>0.3019081254</text:p>
          </table:table-cell>
        </table:table-row>
        <table:table-row table:style-name="ro1" table:number-rows-repeated="7">
          <table:table-cell table:number-columns-repeated="2"/>
          <table:table-cell table:style-name="Default" table:number-columns-repeated="5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per quad'.C2:'per quad'.G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er quad'.C8:'per quad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/00/0000</text:date>, <text:time style:data-style-name="N2" text:time-value="17:23:07.933155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5:44:25.652912965</meta:creation-date>
    <dc:date>2019-06-13T17:25:05.860729890</dc:date>
    <meta:editing-duration>PT7M16S</meta:editing-duration>
    <meta:editing-cycles>3</meta:editing-cycles>
    <meta:generator>LibreOffice/5.1.6.2$Linux_X86_64 LibreOffice_project/10m0$Build-2</meta:generator>
    <meta:document-statistic meta:table-count="2" meta:cell-count="194" meta:object-count="0"/>
  </office:meta>
</office:document-meta>
</file>